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49cm" fo:min-width="3.0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28cm" fo:min-width="3.18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3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53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3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7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7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9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1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9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2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5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color="#c9211e" loext:opacity="100%"/>
    </style:style>
    <style:style style:name="P7" style:family="paragraph">
      <loext:graphic-properties draw:fill="none" draw:fill-color="#ffffff"/>
      <style:text-properties fo:color="#c9211e" loext:opacity="100%"/>
    </style:style>
    <style:style style:name="P8" style:family="paragraph">
      <style:text-properties fo:color="#ff8000" loext:opacity="100%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color="#ff8000" loext:opacity="100%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color="#00a933" loext:opacity="100%"/>
    </style:style>
    <style:style style:name="P11" style:family="paragraph">
      <loext:graphic-properties draw:fill="none" draw:fill-color="#ffffff"/>
      <style:text-properties fo:color="#00a933" loext:opacity="100%"/>
    </style:style>
    <style:style style:name="P12" style:family="paragraph">
      <style:text-properties fo:color="#ff0000" loext:opacity="100%"/>
    </style:style>
    <style:style style:name="P13" style:family="paragraph">
      <loext:graphic-properties draw:fill="none" draw:fill-color="#ffffff"/>
      <style:text-properties fo:color="#ff0000" loext:opacity="100%"/>
    </style:style>
    <style:style style:name="P14" style:family="paragraph">
      <style:text-properties fo:color="#666666" loext:opacity="100%" fo:font-style="italic"/>
    </style:style>
    <style:style style:name="P15" style:family="paragraph">
      <loext:graphic-properties draw:fill="none" draw:fill-color="#ffffff"/>
      <style:text-properties fo:color="#666666" loext:opacity="100%" fo:font-style="italic"/>
    </style:style>
    <style:style style:name="P16" style:family="paragraph">
      <style:text-properties fo:font-weight="bold"/>
    </style:style>
    <style:style style:name="P17" style:family="paragraph">
      <loext:graphic-properties draw:fill="none" draw:fill-color="#ffffff"/>
      <style:text-properties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9211e" loext:opacity="100%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5cm" svg:height="1.499cm" svg:x="1.721cm" svg:y="15.1cm">
          <text:p text:style-name="P1">6aae7963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1cm" svg:height="1.378cm" svg:x="1.57cm" svg:y="8.527cm">
          <text:p text:style-name="P1">48f159d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68cm" svg:height="1.673cm" svg:x="5.238cm" svg:y="8.665cm">
          <draw:text-box>
            <text:p>current</text:p>
          </draw:text-box>
        </draw:frame>
        <draw:line draw:style-name="gr4" draw:text-style-name="P3" draw:layer="layout" svg:x1="3.535cm" svg:y1="14.772cm" svg:x2="3.535cm" svg:y2="13.123cm">
          <text:p/>
        </draw:line>
        <draw:frame draw:style-name="gr5" draw:text-style-name="P2" draw:layer="layout" svg:width="2.522cm" svg:height="0.962cm" svg:x="3.016cm" svg:y="12.032cm">
          <draw:text-box>
            <text:p>...</text:p>
          </draw:text-box>
        </draw:frame>
        <draw:line draw:style-name="gr4" draw:text-style-name="P3" draw:layer="layout" svg:x1="3.534cm" svg:y1="12.005cm" svg:x2="3.534cm" svg:y2="10.356cm">
          <text:p/>
        </draw:line>
        <draw:frame draw:style-name="gr6" draw:text-style-name="P2" draw:layer="layout" svg:width="3.218cm" svg:height="0.995cm" svg:x="5.374cm" svg:y="15.51cm">
          <draw:text-box>
            <text:p>last year</text:p>
          </draw:text-box>
        </draw:frame>
        <draw:frame draw:style-name="gr7" draw:text-style-name="P2" draw:layer="layout" svg:width="3.367cm" svg:height="0.962cm" svg:x="1.994cm" svg:y="7.097cm">
          <draw:text-box>
            <text:p>master</text:p>
          </draw:text-box>
        </draw:frame>
        <draw:line draw:style-name="gr4" draw:text-style-name="P3" draw:layer="layout" svg:x1="5.499cm" svg:y1="15.195cm" svg:x2="11.537cm" svg:y2="12.987cm">
          <text:p/>
        </draw:line>
        <draw:custom-shape draw:style-name="gr2" draw:text-style-name="P1" draw:layer="layout" svg:width="3.681cm" svg:height="1.378cm" svg:x="10.188cm" svg:y="8.8cm">
          <text:p text:style-name="P1">4c8e513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59cm" svg:height="0.962cm" svg:x="11.333cm" svg:y="11.964cm">
          <draw:text-box>
            <text:p>...</text:p>
          </draw:text-box>
        </draw:frame>
        <draw:line draw:style-name="gr4" draw:text-style-name="P3" draw:layer="layout" svg:x1="11.796cm" svg:y1="12.209cm" svg:x2="11.796cm" svg:y2="10.56cm">
          <text:p/>
        </draw:line>
        <draw:frame draw:style-name="gr9" draw:text-style-name="P5" draw:layer="layout" svg:width="5.141cm" svg:height="1.363cm" svg:x="14.045cm" svg:y="8.883cm">
          <draw:text-box>
            <text:p text:style-name="P4"><text:span text:style-name="T1">PR #4330 (closed, kept for historical record)</text:span></text:p>
          </draw:text-box>
        </draw:frame>
        <draw:frame draw:style-name="gr10" draw:text-style-name="P2" draw:layer="layout" svg:width="3.49cm" svg:height="1.103cm" svg:x="10.27cm" svg:y="7.521cm">
          <draw:text-box>
            <text:p>gsoc-2022</text:p>
          </draw:text-box>
        </draw:frame>
        <draw:line draw:style-name="gr11" draw:text-style-name="P3" draw:layer="layout" svg:x1="1.18cm" svg:y1="17.192cm" svg:x2="20.099cm" svg:y2="17.151cm">
          <text:p/>
        </draw:line>
        <draw:custom-shape draw:style-name="gr1" draw:text-style-name="P1" draw:layer="layout" svg:width="3.545cm" svg:height="1.499cm" svg:x="2.075cm" svg:y="42.645cm">
          <text:p text:style-name="P1">6aae796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81cm" svg:height="1.378cm" svg:x="1.924cm" svg:y="36.072cm">
          <text:p text:style-name="P1">48f159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3.889cm" svg:y1="42.317cm" svg:x2="3.889cm" svg:y2="40.668cm">
          <text:p/>
        </draw:line>
        <draw:frame draw:style-name="gr12" draw:text-style-name="P2" draw:layer="layout" svg:width="2.522cm" svg:height="0.962cm" svg:x="3.37cm" svg:y="39.577cm">
          <draw:text-box>
            <text:p>...</text:p>
          </draw:text-box>
        </draw:frame>
        <draw:line draw:style-name="gr4" draw:text-style-name="P3" draw:layer="layout" svg:x1="3.888cm" svg:y1="39.55cm" svg:x2="3.888cm" svg:y2="37.901cm">
          <text:p/>
        </draw:line>
        <draw:frame draw:style-name="gr6" draw:text-style-name="P2" draw:layer="layout" svg:width="3.218cm" svg:height="0.995cm" svg:x="5.728cm" svg:y="43.055cm">
          <draw:text-box>
            <text:p>last year</text:p>
          </draw:text-box>
        </draw:frame>
        <draw:frame draw:style-name="gr12" draw:text-style-name="P2" draw:layer="layout" svg:width="3.367cm" svg:height="0.962cm" svg:x="2.114cm" svg:y="17.983cm">
          <draw:text-box>
            <text:p>master</text:p>
          </draw:text-box>
        </draw:frame>
        <draw:line draw:style-name="gr4" draw:text-style-name="P3" draw:layer="layout" svg:x1="6.153cm" svg:y1="36.85cm" svg:x2="12.191cm" svg:y2="34.642cm">
          <text:p/>
        </draw:line>
        <draw:custom-shape draw:style-name="gr2" draw:text-style-name="P1" draw:layer="layout" svg:width="3.681cm" svg:height="1.378cm" svg:x="10.916cm" svg:y="30.363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059cm" svg:height="0.962cm" svg:x="11.987cm" svg:y="33.619cm">
          <draw:text-box>
            <text:p>...</text:p>
          </draw:text-box>
        </draw:frame>
        <draw:line draw:style-name="gr4" draw:text-style-name="P3" draw:layer="layout" svg:x1="12.45cm" svg:y1="33.864cm" svg:x2="12.45cm" svg:y2="32.215cm">
          <text:p/>
        </draw:line>
        <draw:frame draw:style-name="gr10" draw:text-style-name="P2" draw:layer="layout" svg:width="3.49cm" svg:height="1.103cm" svg:x="10.924cm" svg:y="29.176cm">
          <draw:text-box>
            <text:p>gsoc-2022</text:p>
          </draw:text-box>
        </draw:frame>
        <draw:frame draw:style-name="gr12" draw:text-style-name="P2" draw:layer="layout" svg:width="2.59cm" svg:height="0.962cm" svg:x="8.785cm" svg:y="35.961cm">
          <draw:text-box>
            <text:p>rebase</text:p>
          </draw:text-box>
        </draw:frame>
        <draw:line draw:style-name="gr4" draw:text-style-name="P3" draw:layer="layout" svg:x1="10.366cm" svg:y1="30.946cm" svg:x2="6.013cm" svg:y2="29.482cm">
          <text:p/>
        </draw:line>
        <draw:custom-shape draw:style-name="gr2" draw:text-style-name="P1" draw:layer="layout" svg:width="3.681cm" svg:height="1.378cm" svg:x="1.927cm" svg:y="28.676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1.662cm" svg:height="1.147cm" svg:x="7.37cm" svg:y="28.64cm">
          <draw:text-box>
            <text:p>PR</text:p>
          </draw:text-box>
        </draw:frame>
        <draw:line draw:style-name="gr4" draw:text-style-name="P3" draw:layer="layout" svg:x1="3.562cm" svg:y1="28.51cm" svg:x2="3.562cm" svg:y2="26.861cm">
          <text:p/>
        </draw:line>
        <draw:frame draw:style-name="gr12" draw:text-style-name="P2" draw:layer="layout" svg:width="2.522cm" svg:height="0.962cm" svg:x="3.043cm" svg:y="25.77cm">
          <draw:text-box>
            <text:p>...</text:p>
          </draw:text-box>
        </draw:frame>
        <draw:line draw:style-name="gr4" draw:text-style-name="P3" draw:layer="layout" svg:x1="3.561cm" svg:y1="25.743cm" svg:x2="3.561cm" svg:y2="24.094cm">
          <text:p/>
        </draw:line>
        <draw:frame draw:style-name="gr14" draw:text-style-name="P7" draw:layer="layout" svg:width="10.344cm" svg:height="2.598cm" svg:x="4.988cm" svg:y="25.092cm">
          <draw:text-box>
            <text:p text:style-name="P6"><text:span text:style-name="T2">Con: For a time, there is GSoC 2022 code in master without fixes/cleanup yet from 2023</text:span></text:p>
          </draw:text-box>
        </draw:frame>
        <draw:custom-shape draw:style-name="gr2" draw:text-style-name="P1" draw:layer="layout" svg:width="3.681cm" svg:height="1.378cm" svg:x="1.716cm" svg:y="22.311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81cm" svg:height="1.378cm" svg:x="10.48cm" svg:y="19.353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49cm" svg:height="1.103cm" svg:x="10.618cm" svg:y="18.277cm">
          <draw:text-box>
            <text:p>gsoc-2023</text:p>
          </draw:text-box>
        </draw:frame>
        <draw:line draw:style-name="gr4" draw:text-style-name="P3" draw:layer="layout" svg:x1="5.708cm" svg:y1="23.254cm" svg:x2="11.083cm" svg:y2="23.078cm">
          <text:p/>
        </draw:line>
        <draw:line draw:style-name="gr4" draw:text-style-name="P3" draw:layer="layout" svg:x1="10.09cm" svg:y1="20.284cm" svg:x2="5.429cm" svg:y2="20.1cm">
          <text:p/>
        </draw:line>
        <draw:frame draw:style-name="gr13" draw:text-style-name="P2" draw:layer="layout" svg:width="1.662cm" svg:height="1.147cm" svg:x="7.088cm" svg:y="19.068cm">
          <draw:text-box>
            <text:p>PR</text:p>
          </draw:text-box>
        </draw:frame>
        <draw:custom-shape draw:style-name="gr2" draw:text-style-name="P1" draw:layer="layout" svg:width="3.681cm" svg:height="1.378cm" svg:x="1.552cm" svg:y="19.573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.314cm" svg:y1="45.177cm" svg:x2="20.233cm" svg:y2="45.136cm">
          <text:p/>
        </draw:line>
        <draw:frame draw:style-name="gr15" draw:text-style-name="P9" draw:layer="layout" svg:width="5.221cm" svg:height="1.955cm" svg:x="15.899cm" svg:y="12.408cm">
          <draw:text-box>
            <text:p text:style-name="P8"><text:span text:style-name="T3">Now</text:span></text:p>
          </draw:text-box>
        </draw:frame>
        <draw:frame draw:style-name="gr15" draw:text-style-name="P9" draw:layer="layout" svg:width="5.221cm" svg:height="1.955cm" svg:x="14.607cm" svg:y="39.394cm">
          <draw:text-box>
            <text:p text:style-name="P8"><text:span text:style-name="T3">Method 1</text:span></text:p>
          </draw:text-box>
        </draw:frame>
        <draw:frame draw:style-name="gr12" draw:text-style-name="P2" draw:layer="layout" svg:width="2.059cm" svg:height="0.962cm" svg:x="11.839cm" svg:y="22.386cm">
          <draw:text-box>
            <text:p>...</text:p>
          </draw:text-box>
        </draw:frame>
        <draw:line draw:style-name="gr4" draw:text-style-name="P3" draw:layer="layout" svg:x1="12.247cm" svg:y1="22.575cm" svg:x2="12.247cm" svg:y2="20.926cm">
          <text:p/>
        </draw:line>
        <draw:custom-shape draw:style-name="gr1" draw:text-style-name="P1" draw:layer="layout" svg:width="3.545cm" svg:height="1.499cm" svg:x="3.027cm" svg:y="74.891cm">
          <text:p text:style-name="P1">6aae796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81cm" svg:height="1.378cm" svg:x="2.925cm" svg:y="69.066cm">
          <text:p text:style-name="P1">48f159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.841cm" svg:y1="74.563cm" svg:x2="4.841cm" svg:y2="72.914cm">
          <text:p/>
        </draw:line>
        <draw:frame draw:style-name="gr12" draw:text-style-name="P2" draw:layer="layout" svg:width="2.522cm" svg:height="0.962cm" svg:x="4.322cm" svg:y="71.823cm">
          <draw:text-box>
            <text:p>...</text:p>
          </draw:text-box>
        </draw:frame>
        <draw:line draw:style-name="gr4" draw:text-style-name="P3" draw:layer="layout" svg:x1="4.84cm" svg:y1="71.796cm" svg:x2="4.811cm" svg:y2="70.839cm">
          <text:p/>
        </draw:line>
        <draw:frame draw:style-name="gr6" draw:text-style-name="P2" draw:layer="layout" svg:width="3.218cm" svg:height="0.995cm" svg:x="6.632cm" svg:y="71.61cm">
          <draw:text-box>
            <text:p>last year</text:p>
          </draw:text-box>
        </draw:frame>
        <draw:frame draw:style-name="gr12" draw:text-style-name="P2" draw:layer="layout" svg:width="3.367cm" svg:height="0.962cm" svg:x="3.167cm" svg:y="48.567cm">
          <draw:text-box>
            <text:p>master</text:p>
          </draw:text-box>
        </draw:frame>
        <draw:line draw:style-name="gr4" draw:text-style-name="P3" draw:layer="layout" svg:x1="7.271cm" svg:y1="63.988cm" svg:x2="13.095cm" svg:y2="63.197cm">
          <text:p/>
        </draw:line>
        <draw:custom-shape draw:style-name="gr2" draw:text-style-name="P1" draw:layer="layout" svg:width="3.681cm" svg:height="1.378cm" svg:x="11.617cm" svg:y="59.028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059cm" svg:height="0.962cm" svg:x="12.891cm" svg:y="62.174cm">
          <draw:text-box>
            <text:p>...</text:p>
          </draw:text-box>
        </draw:frame>
        <draw:line draw:style-name="gr4" draw:text-style-name="P3" draw:layer="layout" svg:x1="13.354cm" svg:y1="62.419cm" svg:x2="13.354cm" svg:y2="60.77cm">
          <text:p/>
        </draw:line>
        <draw:frame draw:style-name="gr10" draw:text-style-name="P2" draw:layer="layout" svg:width="3.49cm" svg:height="1.103cm" svg:x="11.828cm" svg:y="57.731cm">
          <draw:text-box>
            <text:p>gsoc-2022</text:p>
          </draw:text-box>
        </draw:frame>
        <draw:frame draw:style-name="gr12" draw:text-style-name="P2" draw:layer="layout" svg:width="2.59cm" svg:height="0.962cm" svg:x="8.99cm" svg:y="63.841cm">
          <draw:text-box>
            <text:p>rebase</text:p>
          </draw:text-box>
        </draw:frame>
        <draw:custom-shape draw:style-name="gr2" draw:text-style-name="P1" draw:layer="layout" svg:width="3.681cm" svg:height="1.378cm" svg:x="2.807cm" svg:y="63.382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.768cm" svg:y1="68.803cm" svg:x2="4.714cm" svg:y2="67.8cm">
          <text:p/>
        </draw:line>
        <draw:frame draw:style-name="gr12" draw:text-style-name="P2" draw:layer="layout" svg:width="2.522cm" svg:height="0.962cm" svg:x="4.075cm" svg:y="66.55cm">
          <draw:text-box>
            <text:p>...</text:p>
          </draw:text-box>
        </draw:frame>
        <draw:line draw:style-name="gr4" draw:text-style-name="P3" draw:layer="layout" svg:x1="4.719cm" svg:y1="66.59cm" svg:x2="4.738cm" svg:y2="65.436cm">
          <text:p/>
        </draw:line>
        <draw:custom-shape draw:style-name="gr2" draw:text-style-name="P1" draw:layer="layout" svg:width="3.681cm" svg:height="1.378cm" svg:x="11.735cm" svg:y="51.246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49cm" svg:height="1.103cm" svg:x="11.873cm" svg:y="50.17cm">
          <draw:text-box>
            <text:p>gsoc-2023</text:p>
          </draw:text-box>
        </draw:frame>
        <draw:line draw:style-name="gr4" draw:text-style-name="P3" draw:layer="layout" svg:x1="11.326cm" svg:y1="52.27cm" svg:x2="6.529cm" svg:y2="50.664cm">
          <text:p/>
        </draw:line>
        <draw:frame draw:style-name="gr16" draw:text-style-name="P2" draw:layer="layout" svg:width="1.471cm" svg:height="1.178cm" svg:x="8.323cm" svg:y="50.427cm">
          <draw:text-box>
            <text:p>PR</text:p>
          </draw:text-box>
        </draw:frame>
        <draw:custom-shape draw:style-name="gr2" draw:text-style-name="P1" draw:layer="layout" svg:width="3.681cm" svg:height="1.378cm" svg:x="2.602cm" svg:y="49.935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059cm" svg:height="0.962cm" svg:x="13.038cm" svg:y="54.629cm">
          <draw:text-box>
            <text:p>...</text:p>
          </draw:text-box>
        </draw:frame>
        <draw:line draw:style-name="gr4" draw:text-style-name="P3" draw:layer="layout" svg:x1="13.502cm" svg:y1="54.468cm" svg:x2="13.502cm" svg:y2="52.819cm">
          <text:p/>
        </draw:line>
        <draw:line draw:style-name="gr4" draw:text-style-name="P3" draw:layer="layout" svg:x1="13.631cm" svg:y1="57.531cm" svg:x2="13.631cm" svg:y2="55.882cm">
          <text:p/>
        </draw:line>
        <draw:frame draw:style-name="gr17" draw:text-style-name="P11" draw:layer="layout" svg:width="6.124cm" svg:height="3.025cm" svg:x="5.146cm" svg:y="30.965cm">
          <draw:text-box>
            <text:p text:style-name="P10"><text:span text:style-name="T4">Pro: The old code gets merged first</text:span></text:p>
          </draw:text-box>
        </draw:frame>
        <draw:frame draw:style-name="gr18" draw:text-style-name="P11" draw:layer="layout" svg:width="5.626cm" svg:height="3.806cm" svg:x="15.292cm" svg:y="54.175cm">
          <draw:text-box>
            <text:p text:style-name="P10"><text:span text:style-name="T4">Pro: flexibility for me to work with all the rendering changes in one place together</text:span></text:p>
          </draw:text-box>
        </draw:frame>
        <draw:frame draw:style-name="gr19" draw:text-style-name="P13" draw:layer="layout" svg:width="10.478cm" svg:height="2.416cm" svg:x="7.672cm" svg:y="46.588cm">
          <draw:text-box>
            <text:p text:style-name="P12"><text:span text:style-name="T5">Con: One big branch contains both refactoring and new features</text:span></text:p>
          </draw:text-box>
        </draw:frame>
        <draw:frame draw:style-name="gr20" draw:text-style-name="P15" draw:layer="layout" svg:width="10.108cm" svg:height="2.384cm" svg:x="7.674cm" svg:y="48.304cm">
          <draw:text-box>
            <text:p text:style-name="P14">But could I split it into multiple PRs after-the-fact using git patch?</text:p>
          </draw:text-box>
        </draw:frame>
        <draw:frame draw:style-name="gr15" draw:text-style-name="P9" draw:layer="layout" svg:width="5.221cm" svg:height="1.955cm" svg:x="14.147cm" svg:y="75.058cm">
          <draw:text-box>
            <text:p text:style-name="P8"><text:span text:style-name="T3">Method 2</text:span></text:p>
          </draw:text-box>
        </draw:frame>
        <draw:custom-shape draw:style-name="gr1" draw:text-style-name="P1" draw:layer="layout" svg:width="3.545cm" svg:height="1.499cm" svg:x="2.99cm" svg:y="102.395cm">
          <text:p text:style-name="P1">6aae796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81cm" svg:height="1.378cm" svg:x="2.839cm" svg:y="95.822cm">
          <text:p text:style-name="P1">48f159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.804cm" svg:y1="102.067cm" svg:x2="4.804cm" svg:y2="100.418cm">
          <text:p/>
        </draw:line>
        <draw:frame draw:style-name="gr12" draw:text-style-name="P2" draw:layer="layout" svg:width="2.522cm" svg:height="0.962cm" svg:x="4.285cm" svg:y="99.327cm">
          <draw:text-box>
            <text:p>...</text:p>
          </draw:text-box>
        </draw:frame>
        <draw:line draw:style-name="gr4" draw:text-style-name="P3" draw:layer="layout" svg:x1="4.803cm" svg:y1="99.3cm" svg:x2="4.803cm" svg:y2="97.651cm">
          <text:p/>
        </draw:line>
        <draw:frame draw:style-name="gr6" draw:text-style-name="P2" draw:layer="layout" svg:width="3.218cm" svg:height="0.995cm" svg:x="6.643cm" svg:y="102.805cm">
          <draw:text-box>
            <text:p>last year</text:p>
          </draw:text-box>
        </draw:frame>
        <draw:frame draw:style-name="gr12" draw:text-style-name="P2" draw:layer="layout" svg:width="3.367cm" svg:height="0.962cm" svg:x="3.029cm" svg:y="77.733cm">
          <draw:text-box>
            <text:p>master</text:p>
          </draw:text-box>
        </draw:frame>
        <draw:line draw:style-name="gr4" draw:text-style-name="P3" draw:layer="layout" svg:x1="7.068cm" svg:y1="96.6cm" svg:x2="13.106cm" svg:y2="94.392cm">
          <text:p/>
        </draw:line>
        <draw:custom-shape draw:style-name="gr2" draw:text-style-name="P1" draw:layer="layout" svg:width="3.681cm" svg:height="1.378cm" svg:x="11.831cm" svg:y="90.113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059cm" svg:height="0.962cm" svg:x="12.902cm" svg:y="93.369cm">
          <draw:text-box>
            <text:p>...</text:p>
          </draw:text-box>
        </draw:frame>
        <draw:line draw:style-name="gr4" draw:text-style-name="P3" draw:layer="layout" svg:x1="13.365cm" svg:y1="93.614cm" svg:x2="13.365cm" svg:y2="91.965cm">
          <text:p/>
        </draw:line>
        <draw:frame draw:style-name="gr10" draw:text-style-name="P2" draw:layer="layout" svg:width="3.49cm" svg:height="1.103cm" svg:x="11.839cm" svg:y="88.926cm">
          <draw:text-box>
            <text:p>gsoc-2023</text:p>
          </draw:text-box>
        </draw:frame>
        <draw:frame draw:style-name="gr12" draw:text-style-name="P2" draw:layer="layout" svg:width="2.59cm" svg:height="0.962cm" svg:x="8.783cm" svg:y="95.879cm">
          <draw:text-box>
            <text:p>rebase</text:p>
          </draw:text-box>
        </draw:frame>
        <draw:line draw:style-name="gr4" draw:text-style-name="P3" draw:layer="layout" svg:x1="11.281cm" svg:y1="90.696cm" svg:x2="6.928cm" svg:y2="89.232cm">
          <text:p/>
        </draw:line>
        <draw:custom-shape draw:style-name="gr2" draw:text-style-name="P1" draw:layer="layout" svg:width="3.681cm" svg:height="1.378cm" svg:x="2.842cm" svg:y="88.426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1.662cm" svg:height="1.147cm" svg:x="8.285cm" svg:y="88.39cm">
          <draw:text-box>
            <text:p>PR</text:p>
          </draw:text-box>
        </draw:frame>
        <draw:line draw:style-name="gr4" draw:text-style-name="P3" draw:layer="layout" svg:x1="4.477cm" svg:y1="88.26cm" svg:x2="4.477cm" svg:y2="86.611cm">
          <text:p/>
        </draw:line>
        <draw:frame draw:style-name="gr12" draw:text-style-name="P2" draw:layer="layout" svg:width="2.522cm" svg:height="0.962cm" svg:x="3.958cm" svg:y="85.52cm">
          <draw:text-box>
            <text:p>...</text:p>
          </draw:text-box>
        </draw:frame>
        <draw:line draw:style-name="gr4" draw:text-style-name="P3" draw:layer="layout" svg:x1="4.476cm" svg:y1="85.493cm" svg:x2="4.476cm" svg:y2="83.844cm">
          <text:p/>
        </draw:line>
        <draw:frame draw:style-name="gr21" draw:text-style-name="P7" draw:layer="layout" svg:width="11.138cm" svg:height="3.095cm" svg:x="8.58cm" svg:y="84.168cm">
          <draw:text-box>
            <text:p text:style-name="P6"><text:span text:style-name="T2">Con: I'd need to heavily rebase (or effectively rewrite) the GSoC 2022 code to be in line with the 2023 refactoring</text:span></text:p>
          </draw:text-box>
        </draw:frame>
        <draw:custom-shape draw:style-name="gr2" draw:text-style-name="P1" draw:layer="layout" svg:width="3.681cm" svg:height="1.378cm" svg:x="2.631cm" svg:y="82.061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81cm" svg:height="1.378cm" svg:x="11.395cm" svg:y="79.103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49cm" svg:height="1.103cm" svg:x="11.533cm" svg:y="78.027cm">
          <draw:text-box>
            <text:p>gsoc-2022</text:p>
          </draw:text-box>
        </draw:frame>
        <draw:line draw:style-name="gr4" draw:text-style-name="P3" draw:layer="layout" svg:x1="6.623cm" svg:y1="83.004cm" svg:x2="12.24cm" svg:y2="82.634cm">
          <text:p/>
        </draw:line>
        <draw:line draw:style-name="gr4" draw:text-style-name="P3" draw:layer="layout" svg:x1="11.005cm" svg:y1="80.034cm" svg:x2="6.344cm" svg:y2="79.85cm">
          <text:p/>
        </draw:line>
        <draw:frame draw:style-name="gr13" draw:text-style-name="P2" draw:layer="layout" svg:width="1.662cm" svg:height="1.147cm" svg:x="8.003cm" svg:y="78.818cm">
          <draw:text-box>
            <text:p>PR</text:p>
          </draw:text-box>
        </draw:frame>
        <draw:custom-shape draw:style-name="gr2" draw:text-style-name="P1" draw:layer="layout" svg:width="3.681cm" svg:height="1.378cm" svg:x="2.467cm" svg:y="79.323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5.221cm" svg:height="1.955cm" svg:x="15.522cm" svg:y="99.144cm">
          <draw:text-box>
            <text:p text:style-name="P8"><text:span text:style-name="T3">Method 3</text:span></text:p>
          </draw:text-box>
        </draw:frame>
        <draw:frame draw:style-name="gr12" draw:text-style-name="P2" draw:layer="layout" svg:width="2.059cm" svg:height="0.962cm" svg:x="12.754cm" svg:y="82.136cm">
          <draw:text-box>
            <text:p>...</text:p>
          </draw:text-box>
        </draw:frame>
        <draw:line draw:style-name="gr4" draw:text-style-name="P3" draw:layer="layout" svg:x1="13.162cm" svg:y1="82.325cm" svg:x2="13.162cm" svg:y2="80.676cm">
          <text:p/>
        </draw:line>
        <draw:frame draw:style-name="gr21" draw:text-style-name="P11" draw:layer="layout" svg:width="6.108cm" svg:height="3.095cm" svg:x="5.554cm" svg:y="90.788cm">
          <draw:text-box>
            <text:p text:style-name="P10"><text:span text:style-name="T4">Pro: The refactoring gets merged before new features get added</text:span></text:p>
          </draw:text-box>
        </draw:frame>
        <draw:line draw:style-name="gr11" draw:text-style-name="P3" draw:layer="layout" svg:x1="1cm" svg:y1="77.21cm" svg:x2="19.919cm" svg:y2="77.169cm">
          <text:p/>
        </draw:line>
        <draw:frame draw:style-name="gr22" draw:text-style-name="P17" draw:layer="layout" svg:width="7.05cm" svg:height="1.154cm" svg:x="7.264cm" svg:y="83.289cm">
          <draw:text-box>
            <text:p text:style-name="P16">rebase (complex)</text:p>
          </draw:text-box>
        </draw:frame>
        <draw:line draw:style-name="gr11" draw:text-style-name="P3" draw:layer="layout" svg:x1="1.936cm" svg:y1="6.217cm" svg:x2="20.855cm" svg:y2="6.176cm">
          <text:p/>
        </draw:line>
        <draw:frame draw:style-name="gr23" draw:text-style-name="P2" draw:layer="layout" svg:width="20.352cm" svg:height="1.454cm" svg:x="1cm" svg:y="1.539cm">
          <draw:text-box>
            <text:p>Possible Methods for Merging GSoC 2022/3 Rendering Improvements</text:p>
          </draw:text-box>
        </draw:frame>
        <draw:frame draw:style-name="gr24" draw:text-style-name="P5" draw:layer="layout" svg:width="19.805cm" svg:height="2.621cm" svg:x="1.518cm" svg:y="3.119cm">
          <draw:text-box>
            <text:p text:style-name="P4"><text:span text:style-name="T1">One note about planned work for 2023: My "OpenGL Modernization" project aims to allow a transition away from legacy rendering. As a prerequisite to this, I identified refactoring to the .*Renderer classes. Where the diagram shows a branch and PRs to be made in 2023, it might actually end up being split into multiple smaller chunks to separate sub-parts like refactoring, compile-time feature selectors, OpenGL contexts, etc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106.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2T15:03:22.129430030</meta:creation-date>
    <dc:date>2023-06-12T15:39:13.548765708</dc:date>
    <meta:editing-duration>PT35M48S</meta:editing-duration>
    <meta:editing-cycles>12</meta:editing-cycles>
    <meta:generator>LibreOffice/7.0.4.2$Linux_X86_64 LibreOffice_project/00$Build-2</meta:generator>
    <meta:document-statistic meta:object-count="113"/>
  </office:meta>
</office:document-meta>
</file>